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T1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Evolution du modèle :</text:p>
      <text:p text:style-name="Normal">Etat1 : param_grid1 = {</text:p>
      <text:p text:style-name="Normal">   <text:s/><text:span text:style-name="T2">'n_estimators': [100, 200, 300],</text:span></text:p>
      <text:p text:style-name="P3">    'max_depth': [None, 10, 20],</text:p>
      <text:p text:style-name="P4">    'min_samples_split': [2, 5],</text:p>
      <text:p text:style-name="P5">    'min_samples_leaf': [1, 2],</text:p>
      <text:p text:style-name="P6">    'max_features': ['sqrt', 'log2']</text:p>
      <text:p text:style-name="P7">}</text:p>
      <text:p text:style-name="P8">Meilleurs paramètres : {'max_depth': None, 'max_features': 'sqrt', 'min_samples_leaf': 1, 'min_samples_split': 5, 'n_estimators': 100}</text:p>
      <text:p text:style-name="Normal">Meilleure performance : 0.7774176016993631</text:p>
      <text:p text:style-name="Normal"/>
      <text:p text:style-name="Normal"/>
      <text:p text:style-name="Normal">Etat2 : param_grid2 = {</text:p>
      <text:p text:style-name="Normal">   <text:s/><text:span text:style-name="T9">'n_estimators': [50, 100, 150],</text:span></text:p>
      <text:p text:style-name="P10">    'max_depth': [None, 20, 30],</text:p>
      <text:p text:style-name="P11">    'min_samples_split': [7, 5],</text:p>
      <text:p text:style-name="P12">    'min_samples_leaf': [1, 2],</text:p>
      <text:p text:style-name="P13">    'max_features': ['sqrt', 'log2']</text:p>
      <text:p text:style-name="P14">}</text:p>
      <text:p text:style-name="P15"/>
      <text:p text:style-name="P16">Meilleurs paramètres : {'max_depth': None, 'max_features': 'sqrt', 'min_samples_leaf': 1, 'min_samples_split': 7, 'n_estimators': 150}</text:p>
      <text:p text:style-name="Normal">Meilleure performance : 0.7784132445971002</text:p>
      <text:p text:style-name="Normal"/>
      <text:p text:style-name="Normal">Etat3 :<text:span text:style-name="T17"><text:s/></text:span>param_grid = {</text:p>
      <text:p text:style-name="Normal">   <text:s/><text:span text:style-name="T18">'n_estimators': [125, 150, 175],</text:span></text:p>
      <text:p text:style-name="P19">    'max_depth': [None, 40, 60],</text:p>
      <text:p text:style-name="Normal"><text:span text:style-name="T20">   <text:s/></text:span>'min_samples_split': [7, 9],</text:p>
      <text:p text:style-name="Normal">    'min_samples_leaf': [1, 2],</text:p>
      <text:p text:style-name="Normal">    'max_features': ['sqrt', 'log2']</text:p>
      <text:p text:style-name="Normal">}</text:p>
      <text:soft-page-break/>
      <text:p text:style-name="Normal">Meilleurs paramètres : {'max_depth': None, 'max_features': 'sqrt', 'min_samples_leaf': 1, 'min_samples_split': 7, 'n_estimators': 150}</text:p>
      <text:p text:style-name="Normal">Meilleure performance : 0.7784132445971002</text:p>
      <text:p text:style-name="Normal"/>
      <text:p text:style-name="Normal">Etat4 :<text:s/>param_grid = {</text:p>
      <text:p text:style-name="Normal">    'n_estimators': [140, 150, 160],</text:p>
      <text:p text:style-name="Normal">    'max_depth': [None, 70, 60],</text:p>
      <text:p text:style-name="Normal">    'min_samples_split': [6,7,8],</text:p>
      <text:p text:style-name="Normal">    'min_samples_leaf': [1, 2],</text:p>
      <text:p text:style-name="Normal">    'max_features': ['sqrt', 'log2']</text:p>
      <text:p text:style-name="Normal">}</text:p>
      <text:p text:style-name="Normal">Meilleurs paramètres : {'max_depth': None, 'max_features': 'sqrt', 'min_samples_leaf': 1, 'min_samples_split': 6, 'n_estimators': 160}</text:p>
      <text:p text:style-name="Normal">Meilleure performance : 0.7794095086070627</text:p>
      <text:p text:style-name="Normal"/>
      <text:p text:style-name="Normal">Etat5 :<text:span text:style-name="T21"><text:s/></text:span>param_grid = {</text:p>
      <text:p text:style-name="Normal">    'n_estimators': [170, 150, 160],</text:p>
      <text:p text:style-name="Normal">    'max_depth': [None, 200, 100],</text:p>
      <text:p text:style-name="Normal">    'min_samples_split': [6,7,8],</text:p>
      <text:p text:style-name="Normal">    'min_samples_leaf': [1, 2],</text:p>
      <text:p text:style-name="Normal">    'max_features': ['sqrt', 'log2']</text:p>
      <text:p text:style-name="Normal">}</text:p>
      <text:p text:style-name="Normal"/>
      <text:p text:style-name="Normal">Meilleurs paramètres : {'max_depth': None, 'max_features': 'sqrt', 'min_samples_leaf': 1, 'min_samples_split': 6, 'n_estimators': 160}</text:p>
      <text:p text:style-name="Normal">Meilleure performance : 0.7794095086070627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an Rouyere (Student at CentraleSupelec)</meta:initial-creator>
    <dc:creator>Jean Rouyere (Student at CentraleSupelec)</dc:creator>
    <meta:creation-date>2025-06-03T12:37:00Z</meta:creation-date>
    <dc:date>2025-06-03T14:53:00Z</dc:date>
    <meta:template xlink:href="Normal" xlink:type="simple"/>
    <meta:editing-cycles>2</meta:editing-cycles>
    <meta:editing-duration>PT5100S</meta:editing-duration>
    <meta:document-statistic meta:page-count="2" meta:paragraph-count="3" meta:word-count="294" meta:character-count="1908" meta:row-count="13" meta:non-whitespace-character-count="1617"/>
  </office:meta>
</office:document-meta>
</file>